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1691" officeooo:paragraph-rsid="00181691"/>
    </style:style>
    <style:style style:name="P2" style:family="paragraph" style:parent-style-name="Standard">
      <style:text-properties officeooo:rsid="00181691" officeooo:paragraph-rsid="00181691"/>
    </style:style>
    <style:style style:name="P3" style:family="paragraph" style:parent-style-name="Standard">
      <style:text-properties officeooo:rsid="00185865" officeooo:paragraph-rsid="00185865"/>
    </style:style>
    <style:style style:name="P4" style:family="paragraph" style:parent-style-name="Standard">
      <style:text-properties officeooo:rsid="001bc70b" officeooo:paragraph-rsid="001bc70b"/>
    </style:style>
    <style:style style:name="T1" style:family="text">
      <style:text-properties officeooo:rsid="001a50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 :</text:p>
      <text:p text:style-name="P1"/>
      <text:p text:style-name="P1">Je n’ai pas put finir le jeu parce que je voulais essayer trouver les <text:span text:style-name="T1">solutions</text:span> par moi-même et non de faire un simple copié-collé  <text:span text:style-name="T1">et sans rien y comprendre.</text:span></text:p>
      <text:p text:style-name="P1">Mais j’ai au moins presque tout comprit les choses que j’ai mit en html.</text:p>
      <text:p text:style-name="P1"/>
      <text:p text:style-name="P3">J’ai au moins découvert la balise &lt;canvas&gt; et je sais comment faire des formes en javascript, <text:span text:style-name="T1">mettre en couleur,</text:span> comment les placer etc</text:p>
      <text:p text:style-name="P3"/>
      <text:p text:style-name="P4">Javascript devient petit à petit, un peu plus clai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0:44:28.620239751</meta:creation-date>
    <dc:date>2019-08-28T22:04:59.777021928</dc:date>
    <meta:editing-duration>PT5M3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77" meta:character-count="423" meta:non-whitespace-character-count="350"/>
  </office:meta>
</office:document-meta>
</file>